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🎯 Aula — Strings em Python</text:h>
      <text:p text:style-name="Horizontal_20_Line"/>
      <text:h text:style-name="Heading_20_2" text:outline-level="2">1️⃣ <text:span text:style-name="Strong_20_Emphasis">Fatiamento de Strings</text:span></text:h>
      <text:p text:style-name="Text_20_body">Cada <text:span text:style-name="Strong_20_Emphasis">caractere</text:span> de uma string tem um índice (posição), começando no <text:span text:style-name="Strong_20_Emphasis">0</text:span>.<text:line-break/>Exemplo:</text:p>
      <text:p text:style-name="P1"><text:span text:style-name="Source_20_Text">frase = 'Curso em Video Python'</text:span></text:p>
      <text:p text:style-name="P2"><text:span text:style-name="Source_20_Text"># índice: 0123456789............</text:span></text:p>
      <text:p text:style-name="Text_20_body">📌 Exemplos de uso:</text:p>
      <text:p text:style-name="P1"><text:span text:style-name="Source_20_Text">print(frase[9]) <text:s text:c="7"/># Mostra só o caractere do índice 9 → V</text:span></text:p>
      <text:p text:style-name="P3"><text:span text:style-name="Source_20_Text">print(frase[9:13]) <text:s text:c="4"/># Do índice 9 até 12 → 'Vide'</text:span></text:p>
      <text:p text:style-name="P3"><text:span text:style-name="Source_20_Text">print(frase[9:21]) <text:s text:c="4"/># Do índice 9 até 20 → 'Video Python'</text:span></text:p>
      <text:p text:style-name="P3"><text:span text:style-name="Source_20_Text">print(frase[9:21:2]) <text:s text:c="2"/># Do índice 9 até 20, pulando de 2 em 2 → 'VdoPto'</text:span></text:p>
      <text:p text:style-name="P3"><text:span text:style-name="Source_20_Text">print(frase[:5]) <text:s text:c="6"/># Do início até índice 4 → 'Curso'</text:span></text:p>
      <text:p text:style-name="P3"><text:span text:style-name="Source_20_Text">print(frase[15:]) <text:s text:c="5"/># Do índice 15 até o final → 'Python'</text:span></text:p>
      <text:p text:style-name="P2"><text:span text:style-name="Source_20_Text">print(frase[9::3]) <text:s text:c="4"/># Do índice 9 até o final, de 3 em 3 → 'VePh'</text:span></text:p>
      <text:p text:style-name="Horizontal_20_Line"/>
      <text:h text:style-name="Heading_20_2" text:outline-level="2">2️⃣ <text:span text:style-name="Strong_20_Emphasis">Análise de Strings</text:span></text:h>
      <text:p text:style-name="Text_20_body">Funções úteis para <text:span text:style-name="Strong_20_Emphasis">analisar</text:span> o texto:</text:p>
      <text:p text:style-name="P1"><text:span text:style-name="Source_20_Text">print(len(frase)) <text:s text:c="14"/># Conta o comprimento da string → 21</text:span></text:p>
      <text:p text:style-name="P3"><text:span text:style-name="Source_20_Text">print(frase.count('o')) <text:s text:c="8"/># Conta quantas vezes aparece a letra 'o' → 3</text:span></text:p>
      <text:p text:style-name="P3"><text:span text:style-name="Source_20_Text">print(frase.count('o', 0, 13)) <text:s/># Conta 'o' só do índice 0 até 12 → 1</text:span></text:p>
      <text:p text:style-name="P3"><text:span text:style-name="Source_20_Text">print(frase.find('deo')) <text:s text:c="7"/># Mostra o índice do início de 'deo' → 11</text:span></text:p>
      <text:p text:style-name="P2"><text:span text:style-name="Source_20_Text">print('Curso' in frase) <text:s text:c="8"/># Verifica se 'Curso' está dentro da frase → True</text:span></text:p>
      <text:p text:style-name="Horizontal_20_Line"/>
      <text:h text:style-name="Heading_20_2" text:outline-level="2">3️⃣ <text:span text:style-name="Strong_20_Emphasis">Transformação de Strings</text:span></text:h>
      <text:p text:style-name="Text_20_body">Usado para <text:span text:style-name="Strong_20_Emphasis">alterar</text:span> o texto:</text:p>
      <text:p text:style-name="P1"><text:span text:style-name="Source_20_Text">print(frase.replace('Python','Android')) <text:s/># Troca uma palavra</text:span></text:p>
      <text:p text:style-name="P3"><text:span text:style-name="Source_20_Text">print(frase.upper()) <text:s text:c="6"/># Tudo maiúsculo</text:span></text:p>
      <text:p text:style-name="P3"><text:span text:style-name="Source_20_Text">print(frase.lower()) <text:s text:c="6"/># Tudo minúsculo</text:span></text:p>
      <text:p text:style-name="P3"><text:span text:style-name="Source_20_Text">print(frase.capitalize()) <text:s/># Só a primeira letra maiúscula</text:span></text:p>
      <text:p text:style-name="P2"><text:span text:style-name="Source_20_Text">print(frase.title()) <text:s text:c="6"/># Primeira letra de cada palavra maiúscula</text:span></text:p>
      <text:p text:style-name="Text_20_body">👉 <text:span text:style-name="Strong_20_Emphasis">Remoção de espaços:</text:span></text:p>
      <text:p text:style-name="P1"><text:span text:style-name="Source_20_Text">print(frase.strip()) <text:s text:c="2"/># Remove espaços do início e do fim</text:span></text:p>
      <text:p text:style-name="P3"><text:span text:style-name="Source_20_Text">print(frase.rstrip()) <text:s/># Remove só da direita</text:span></text:p>
      <text:p text:style-name="P2"><text:span text:style-name="Source_20_Text">print(frase.lstrip()) <text:s/># Remove só da esquerda</text:span></text:p>
      <text:p text:style-name="Text_20_body">👉 <text:span text:style-name="Strong_20_Emphasis">Divisão e junção:</text:span></text:p>
      <text:p text:style-name="P1"><text:span text:style-name="Source_20_Text">print(frase.split()) <text:s text:c="7"/># Divide em lista ['Curso','em','Video','Python']</text:span></text:p>
      <text:p text:style-name="P3"><text:span text:style-name="Source_20_Text">print('-'.join(frase)) <text:s text:c="5"/># Junta cada letra com um traço</text:span></text:p>
      <text:p text:style-name="P2"><text:soft-page-break/><text:span text:style-name="Source_20_Text">print(' '.join(frase.split())) <text:s/># Junta palavras separadas por espaço</text:span></text:p>
      <text:p text:style-name="Horizontal_20_Line"/>
      <text:h text:style-name="Heading_20_2" text:outline-level="2">4️⃣ <text:span text:style-name="Strong_20_Emphasis">Extras que não estavam na sua lista</text:span></text:h>
      <text:p text:style-name="Text_20_body">Além do que você já trouxe, olha mais funções úteis:</text:p>
      <text:p text:style-name="P1"><text:span text:style-name="Source_20_Text">print(frase.startswith('Curso')) <text:s/># True → começa com 'Curso'</text:span></text:p>
      <text:p text:style-name="P3"><text:span text:style-name="Source_20_Text">print(frase.endswith('Python')) <text:s text:c="2"/># True → termina com 'Python'</text:span></text:p>
      <text:p text:style-name="P3"><text:span text:style-name="Source_20_Text">print(frase.swapcase()) <text:s text:c="10"/># Inverte maiúsculas e minúsculas</text:span></text:p>
      <text:p text:style-name="P3"><text:span text:style-name="Source_20_Text">print(frase.isalpha()) <text:s text:c="11"/># Verifica se é só letras → False (porque tem espaço)</text:span></text:p>
      <text:p text:style-name="P3"><text:span text:style-name="Source_20_Text">print(frase.isdigit()) <text:s text:c="11"/># Verifica se é só números → False</text:span></text:p>
      <text:p text:style-name="P2"><text:span text:style-name="Source_20_Text">print(frase.isalnum()) <text:s text:c="11"/># Letras e números sem espaço → False</text:span></text:p>
      <text:p text:style-name="Horizontal_20_Line"/>
      <text:h text:style-name="Heading_20_1" text:outline-level="1">⚡ Desafios Extras</text:h>
      <text:p text:style-name="Text_20_body">1️⃣ Peça uma frase e mostre:</text:p>
      <text:list text:style-name="L1">
        <text:list-item>
          <text:p text:style-name="P4">Quantos caracteres ela tem sem contar os espaços.</text:p>
        </text:list-item>
        <text:list-item>
          <text:p text:style-name="P4">Quantas vezes aparece a letra <text:span text:style-name="Strong_20_Emphasis">"a"</text:span>.</text:p>
        </text:list-item>
        <text:list-item>
          <text:p text:style-name="P4">Em que posição aparece pela primeira vez e pela última vez.</text:p>
        </text:list-item>
      </text:list>
      <text:p text:style-name="Text_20_body">2️⃣ Faça um programa que leia o <text:span text:style-name="Strong_20_Emphasis">nome completo</text:span> e mostre:</text:p>
      <text:list text:style-name="L2">
        <text:list-item>
          <text:p text:style-name="P5">Nome com todas as letras maiúsculas.</text:p>
        </text:list-item>
        <text:list-item>
          <text:p text:style-name="P5">Nome com todas minúsculas.</text:p>
        </text:list-item>
        <text:list-item>
          <text:p text:style-name="P5">Quantas letras ao todo (sem contar espaços).</text:p>
        </text:list-item>
        <text:list-item>
          <text:p text:style-name="P5">Quantas letras tem o primeiro nome.</text:p>
        </text:list-item>
      </text:list>
      <text:h text:style-name="Heading_20_3" text:outline-level="3"><text:span text:style-name="Strong_20_Emphasis">Lista Expandida de Funções/Métodos de Manipulação de Texto em Python</text:span></text:h>
      <text:list text:style-name="L3">
        <text:list-item>
          <text:p text:style-name="P6"><text:span text:style-name="Strong_20_Emphasis">capitalize()</text:span>: Torna a primeira letra maiúscula e o resto minúsculo. </text:p>
        </text:list-item>
        <text:list-item>
          <text:p text:style-name="P6"><text:span text:style-name="Strong_20_Emphasis">casefold()</text:span>: Converte para minúsculas, mais agressivo que lower() para comparações em diferentes idiomas. </text:p>
        </text:list-item>
        <text:list-item>
          <text:p text:style-name="P6"><text:span text:style-name="Strong_20_Emphasis">center()</text:span>: Centraliza a string com preenchimento. </text:p>
        </text:list-item>
        <text:list-item>
          <text:p text:style-name="P6"><text:span text:style-name="Strong_20_Emphasis">count()</text:span>: Conta quantas vezes uma substring aparece. </text:p>
        </text:list-item>
        <text:list-item>
          <text:p text:style-name="P6"><text:span text:style-name="Strong_20_Emphasis">encode()</text:span>: Codifica a string em bytes com um encoding específico (ex.: UTF-8). </text:p>
        </text:list-item>
        <text:list-item>
          <text:p text:style-name="P6"><text:span text:style-name="Strong_20_Emphasis">endswith()</text:span>: Verifica se a string termina com um sufixo. </text:p>
        </text:list-item>
        <text:list-item>
          <text:p text:style-name="P6"><text:span text:style-name="Strong_20_Emphasis">expandtabs()</text:span>: Substitui tabulações por espaços, com tamanho configurável. </text:p>
        </text:list-item>
        <text:list-item>
          <text:p text:style-name="P6"><text:span text:style-name="Strong_20_Emphasis">find()</text:span>: Retorna o índice da primeira ocorrência de uma substring (ou -1 se não encontrar). </text:p>
        </text:list-item>
        <text:list-item>
          <text:p text:style-name="P6"><text:span text:style-name="Strong_20_Emphasis">index()</text:span>: Retorna o índice da primeira ocorrência de uma substring (levanta erro se não encontrar). </text:p>
        </text:list-item>
        <text:list-item>
          <text:p text:style-name="P6"><text:span text:style-name="Strong_20_Emphasis">isalnum()</text:span>: Verifica se todos os caracteres são alfanuméricos (letras ou números). </text:p>
        </text:list-item>
        <text:list-item>
          <text:p text:style-name="P6"><text:span text:style-name="Strong_20_Emphasis">isalpha()</text:span>: Verifica se todos os caracteres são letras. </text:p>
        </text:list-item>
        <text:list-item>
          <text:p text:style-name="P6"><text:span text:style-name="Strong_20_Emphasis">isascii()</text:span>: Verifica se todos os caracteres são ASCII. </text:p>
        </text:list-item>
        <text:list-item>
          <text:p text:style-name="P6"><text:soft-page-break/><text:span text:style-name="Strong_20_Emphasis">isdigit()</text:span>: Verifica se todos os caracteres são números. </text:p>
        </text:list-item>
        <text:list-item>
          <text:p text:style-name="P6"><text:span text:style-name="Strong_20_Emphasis">islower()</text:span>: Verifica se todos os caracteres alfabéticos estão em minúsculas. </text:p>
        </text:list-item>
        <text:list-item>
          <text:p text:style-name="P6"><text:span text:style-name="Strong_20_Emphasis">isspace()</text:span>: Verifica se a string contém apenas espaços. </text:p>
        </text:list-item>
        <text:list-item>
          <text:p text:style-name="P6"><text:span text:style-name="Strong_20_Emphasis">istitle()</text:span>: Verifica se a string está em formato de título (cada palavra com a primeira letra maiúscula). </text:p>
        </text:list-item>
        <text:list-item>
          <text:p text:style-name="P6"><text:span text:style-name="Strong_20_Emphasis">isupper()</text:span>: Verifica se todos os caracteres alfabéticos estão em maiúsculas. </text:p>
        </text:list-item>
        <text:list-item>
          <text:p text:style-name="P6"><text:span text:style-name="Strong_20_Emphasis">join()</text:span>: Junta uma lista de strings em uma única string. </text:p>
        </text:list-item>
        <text:list-item>
          <text:p text:style-name="P6"><text:span text:style-name="Strong_20_Emphasis">ljust()</text:span>: Alinha a string à esquerda com preenchimento. </text:p>
        </text:list-item>
        <text:list-item>
          <text:p text:style-name="P6"><text:span text:style-name="Strong_20_Emphasis">lower()</text:span>: Converte a string para minúsculas. </text:p>
        </text:list-item>
        <text:list-item>
          <text:p text:style-name="P6"><text:span text:style-name="Strong_20_Emphasis">lstrip()</text:span>: Remove espaços (ou caracteres) do início. </text:p>
        </text:list-item>
        <text:list-item>
          <text:p text:style-name="P6"><text:span text:style-name="Strong_20_Emphasis">partition()</text:span>: Divide a string em três partes: antes, durante e após a primeira ocorrência de um separador. </text:p>
        </text:list-item>
        <text:list-item>
          <text:p text:style-name="P6"><text:span text:style-name="Strong_20_Emphasis">replace()</text:span>: Substitui uma substring por outra. </text:p>
        </text:list-item>
        <text:list-item>
          <text:p text:style-name="P6"><text:span text:style-name="Strong_20_Emphasis">rfind()</text:span>: Retorna o índice da última ocorrência de uma substring (ou -1 se não encontrar). </text:p>
        </text:list-item>
        <text:list-item>
          <text:p text:style-name="P6"><text:span text:style-name="Strong_20_Emphasis">rindex()</text:span>: Retorna o índice da última ocorrência de uma substring (levanta erro se não encontrar). </text:p>
        </text:list-item>
        <text:list-item>
          <text:p text:style-name="P6"><text:span text:style-name="Strong_20_Emphasis">rjust()</text:span>: Alinha a string à direita com preenchimento. </text:p>
        </text:list-item>
        <text:list-item>
          <text:p text:style-name="P6"><text:span text:style-name="Strong_20_Emphasis">rpartition()</text:span>: Divide a string em três partes, a partir da última ocorrência de um separador. </text:p>
        </text:list-item>
        <text:list-item>
          <text:p text:style-name="P6"><text:span text:style-name="Strong_20_Emphasis">rsplit()</text:span>: Divide a string em uma lista, começando da direita, com base em um delimitador. </text:p>
        </text:list-item>
        <text:list-item>
          <text:p text:style-name="P6"><text:span text:style-name="Strong_20_Emphasis">rstrip()</text:span>: Remove espaços (ou caracteres) do fim. </text:p>
        </text:list-item>
        <text:list-item>
          <text:p text:style-name="P6"><text:span text:style-name="Strong_20_Emphasis">split()</text:span>: Divide a string em uma lista com base em um delimitador. </text:p>
        </text:list-item>
        <text:list-item>
          <text:p text:style-name="P6"><text:span text:style-name="Strong_20_Emphasis">splitlines()</text:span>: Divide a string em uma lista, separando por quebras de linha. </text:p>
        </text:list-item>
        <text:list-item>
          <text:p text:style-name="P6"><text:span text:style-name="Strong_20_Emphasis">startswith()</text:span>: Verifica se a string começa com um prefixo. </text:p>
        </text:list-item>
        <text:list-item>
          <text:p text:style-name="P6"><text:span text:style-name="Strong_20_Emphasis">strip()</text:span>: Remove espaços (ou caracteres) do início e fim. </text:p>
        </text:list-item>
        <text:list-item>
          <text:p text:style-name="P6"><text:span text:style-name="Strong_20_Emphasis">swapcase()</text:span>: Inverte maiúsculas para minúsculas e vice-versa. </text:p>
        </text:list-item>
        <text:list-item>
          <text:p text:style-name="P6"><text:span text:style-name="Strong_20_Emphasis">title()</text:span>: Capitaliza a primeira letra de cada palavra. </text:p>
        </text:list-item>
        <text:list-item>
          <text:p text:style-name="P6"><text:span text:style-name="Strong_20_Emphasis">translate()</text:span>: Substitui caracteres com base em uma tabela de mapeamento. </text:p>
        </text:list-item>
        <text:list-item>
          <text:p text:style-name="P6"><text:span text:style-name="Strong_20_Emphasis">upper()</text:span>: Converte a string para maiúsculas. </text:p>
        </text:list-item>
        <text:list-item>
          <text:p text:style-name="P7"><text:span text:style-name="Strong_20_Emphasis">zfill()</text:span>: Preenche com zeros à esquerda até um tamanho específico. </text:p>
        </text:list-item>
      </text:list>
      <text:p text:style-name="Horizontal_20_Line"/>
      <text:h text:style-name="Heading_20_3" text:outline-level="3"><text:span text:style-name="Strong_20_Emphasis">Variações Adicionais com Módulo re (Expressões Regulares)</text:span></text:h>
      <text:list text:style-name="L4">
        <text:list-item>
          <text:p text:style-name="P8"><text:span text:style-name="Strong_20_Emphasis">re.sub()</text:span>: Substitui padrões (não apenas substrings fixas) por outro texto. </text:p>
        </text:list-item>
        <text:list-item>
          <text:p text:style-name="P8"><text:span text:style-name="Strong_20_Emphasis">re.findall()</text:span>: Encontra todas as ocorrências de um padrão e retorna uma lista. </text:p>
        </text:list-item>
        <text:list-item>
          <text:p text:style-name="P8"><text:span text:style-name="Strong_20_Emphasis">re.search()</text:span>: Busca a primeira ocorrência de um padrão e retorna um objeto de correspondência. </text:p>
        </text:list-item>
        <text:list-item>
          <text:p text:style-name="P9"><text:span text:style-name="Strong_20_Emphasis">re.split()</text:span>: Divide a string com base em um padrão regex. </text:p>
        </text:list-item>
      </text:list>
      <text:p text:style-name="Horizontal_20_Line"/>
      <text:h text:style-name="Heading_20_3" text:outline-level="3"><text:span text:style-name="Strong_20_Emphasis">Outras Variações de Manipulação</text:span></text:h>
      <text:list text:style-name="L5">
        <text:list-item>
          <text:p text:style-name="P10"><text:span text:style-name="Strong_20_Emphasis">f-strings</text:span>: Permite formatar strings com valores dinâmicos de forma simples. </text:p>
        </text:list-item>
        <text:list-item>
          <text:p text:style-name="P10"><text:span text:style-name="Strong_20_Emphasis">List comprehensions</text:span>: Cria listas manipulando caracteres de uma string (ex.: transformar letras). </text:p>
        </text:list-item>
        <text:list-item>
          <text:p text:style-name="P10"><text:soft-page-break/><text:span text:style-name="Strong_20_Emphasis">Métodos combinados</text:span>: Usa múltiplos métodos de string em sequência (ex.: strip com replace). </text:p>
        </text:list-item>
        <text:list-item>
          <text:p text:style-name="P10"><text:span text:style-name="Strong_20_Emphasis">Módulo string</text:span>: Oferece constantes como string.ascii_letters para manipulação de texto. </text:p>
        </text:list-item>
        <text:list-item>
          <text:p text:style-name="P11"><text:span text:style-name="Strong_20_Emphasis">Módulo textwrap</text:span>: Ajusta texto para um tamanho específico, útil para formatação. </text:p>
        </text:list-item>
      </text:list>
      <text:p text:style-name="Horizontal_20_Line"/>
      <text:h text:style-name="Heading_20_3" text:outline-level="3"><text:span text:style-name="Strong_20_Emphasis">Notas</text:span></text:h>
      <text:list text:style-name="L6">
        <text:list-item>
          <text:p text:style-name="P12">Os novos métodos adicionados são: casefold(), encode(), expandtabs(), isalnum(), isascii(), islower(), istitle(), isupper(), partition(), rfind(), rindex(), rpartition(), rsplit(), splitlines(), swapcase(), e translate(). </text:p>
        </text:list-item>
        <text:list-item>
          <text:p text:style-name="P12">As variações com re e outras técnicas (como f-strings) ampliam as possibilidades para manipulações complexas. </text:p>
        </text:list-item>
        <text:list-item>
          <text:p text:style-name="P12">Se "variações" significar algo mais específico (ex.: mais métodos de bibliotecas, manipulações em outros contextos, ou foco em algo como contar letras), me avise! </text:p>
        </text:list-item>
        <text:list-item>
          <text:p text:style-name="P13">Respondi sua pergunta anterior sobre a letra "A" (quantidade, primeira e última posição) usando count(), find(), e rfind() da list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10:51:58.444359300</meta:creation-date>
    <dc:date>2025-09-27T14:15:11.688209100</dc:date>
    <meta:editing-duration>PT34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4" meta:paragraph-count="108" meta:word-count="1054" meta:character-count="6944" meta:non-whitespace-character-count="5852"/>
  </office:meta>
</office:document-meta>
</file>